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9.79pt" svg:height="437.44pt" svg:x="403.2pt" svg:y="18.09pt">
            <draw:object draw:notify-on-update-of-ranges="Sheet1.A7:Sheet1.A7 Sheet1.A8:Sheet1.A13 Sheet1.B7:Sheet1.B7 Sheet1.B8:Sheet1.B13 Sheet1.C7:Sheet1.C7 Sheet1.C8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1.45pt" svg:y="468.88pt">
            <draw:object draw:notify-on-update-of-ranges="Sheet1.A17:Sheet1.A17 Sheet1.A18:Sheet1.A19 Sheet1.B17:Sheet1.B17 Sheet1.B18:Sheet1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TDB v 214, 10k files</text:p>
          </table:table-cell>
          <table:table-cell office:value-type="string" calcext:value-type="string">
            <text:p><text:a xlink:href="https://github.com/kbase/collections/blob/main/design/experiments/benchmarking_mash_vs_sourmash.md" xlink:type="simple">https://github.com/kbase/collections/blob/main/design/experiments/benchmarking_mash_vs_sourmash.md</text:a> </text:p>
          </table:table-cell>
          <table:table-cell/>
        </table:table-row>
        <table:table-row table:style-name="ro1">
          <table:table-cell office:value-type="string" calcext:value-type="string">
            <text:p>Mash 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mash 4.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paralle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 = 19, hash count = 10000, 10k fi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etch time (s)</text:p>
          </table:table-cell>
          <table:table-cell office:value-type="string" calcext:value-type="string">
            <text:p>Search time (s)</text:p>
          </table:table-cell>
        </table:table-row>
        <table:table-row table:style-name="ro1">
          <table:table-cell office:value-type="string" calcext:value-type="string">
            <text:p>Mash</text:p>
          </table:table-cell>
          <table:table-cell table:formula="of:=+ 18 * 60 + 40" office:value-type="float" office:value="1120" calcext:value-type="float">
            <text:p>1120</text:p>
          </table:table-cell>
          <table:table-cell office:value-type="float" office:value="2.481" calcext:value-type="float">
            <text:p>2.481</text:p>
          </table:table-cell>
        </table:table-row>
        <table:table-row table:style-name="ro1">
          <table:table-cell office:value-type="string" calcext:value-type="string">
            <text:p>Mash individual files</text:p>
          </table:table-cell>
          <table:table-cell table:formula="of:=+22*60 +15" office:value-type="float" office:value="1335" calcext:value-type="float">
            <text:p>133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Sourmash</text:p>
          </table:table-cell>
          <table:table-cell table:formula="of:=+23 * 60 + 12" office:value-type="float" office:value="1392" calcext:value-type="float">
            <text:p>1392</text:p>
          </table:table-cell>
          <table:table-cell table:formula="of:=+60 + 28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ourmash individual files</text:p>
          </table:table-cell>
          <table:table-cell table:formula="of:=+24 * 60 + 55" office:value-type="float" office:value="1495" calcext:value-type="float">
            <text:p>14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ourmash + SBT</text:p>
          </table:table-cell>
          <table:table-cell table:formula="of:=+[.B10]+ 3*60 + 3" office:value-type="float" office:value="1575" calcext:value-type="float">
            <text:p>1575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string" calcext:value-type="string">
            <text:p>Sourmash + SBT individual files</text:p>
          </table:table-cell>
          <table:table-cell table:formula="of:=+[.B11]+ 2* 60 + 7" office:value-type="float" office:value="1622" calcext:value-type="float">
            <text:p>1622</text:p>
          </table:table-cell>
          <table:table-cell office:value-type="float" office:value="2.456" calcext:value-type="float">
            <text:p>2.45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= 0.5, 10k sketc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string" calcext:value-type="string">
            <text:p>Mash</text:p>
          </table:table-cell>
          <table:table-cell office:value-type="float" office:value="4448" calcext:value-type="float">
            <text:p>4448</text:p>
          </table:table-cell>
          <table:table-cell/>
        </table:table-row>
        <table:table-row table:style-name="ro1">
          <table:table-cell office:value-type="string" calcext:value-type="string">
            <text:p>Sourmash</text:p>
          </table:table-cell>
          <table:table-cell office:value-type="float" office:value="28" calcext:value-type="float">
            <text:p>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4T16:17:25.356856124</meta:creation-date>
    <dc:date>2023-08-04T16:40:39.901123557</dc:date>
    <meta:editing-duration>PT13S</meta:editing-duration>
    <meta:editing-cycles>1</meta:editing-cycles>
    <meta:document-statistic meta:table-count="1" meta:cell-count="33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aw:opacity="30%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77cm" svg:height="15.433cm" xlink:href=".." xlink:type="simple" chart:class="chart:bar" chart:style-name="ch1">
        <chart:title svg:x="5.231cm" svg:y="0.444cm" chart:style-name="ch2">
          <text:p>Mash vs. Sourmash sketchtime for 10K GTDB v214 assemblies</text:p>
        </chart:title>
        <chart:subtitle svg:x="6.461cm" svg:y="1.531cm" chart:style-name="ch3">
          <text:p>k=19, hashcount=10k, distance=0.5, no parallelization, N=1</text:p>
        </chart:subtitle>
        <chart:legend chart:legend-position="bottom" svg:x="8.738cm" svg:y="14.834cm" style:legend-expansion="wide" chart:style-name="ch4"/>
        <chart:plot-area chart:style-name="ch5" table:cell-range-address="Sheet1.A7:Sheet1.C13" chart:data-source-has-labels="both" svg:x="1.476cm" svg:y="2.522cm" svg:width="20.31cm" svg:height="11.82cm">
          <chartooo:coordinate-region svg:x="2.283cm" svg:y="2.522cm" svg:width="18.51cm" svg:height="7.592cm"/>
          <chart:axis chart:dimension="x" chart:name="primary-x" chart:style-name="ch6" chartooo:axis-type="auto">
            <chartooo:date-scale/>
            <chart:categories table:cell-range-address="Sheet1.A8:Sheet1.A13"/>
          </chart:axis>
          <chart:axis chart:dimension="y" chart:name="primary-y" chart:style-name="ch7">
            <chart:title svg:x="0.451cm" svg:y="9.548cm" chart:style-name="ch8">
              <text:p>Sketch time (s)</text:p>
            </chart:title>
            <chart:grid chart:style-name="ch9" chart:class="major"/>
          </chart:axis>
          <chart:axis chart:dimension="y" chart:name="secondary-y" chart:style-name="ch10">
            <chart:title svg:x="22.251cm" svg:y="9.574cm" chart:style-name="ch8">
              <text:p>Search time (s)</text:p>
            </chart:title>
          </chart:axis>
          <chart:series chart:attached-axis="primary-y" chart:style-name="ch11" chart:values-cell-range-address="Sheet1.B8:Sheet1.B13" chart:label-cell-address="Sheet1.B7:Sheet1.B7" chart:class="chart:bar">
            <chart:data-point chart:repeated="6"/>
          </chart:series>
          <chart:series chart:attached-axis="secondary-y" chart:style-name="ch12" chart:values-cell-range-address="Sheet1.C8:Sheet1.C13" chart:label-cell-address="Sheet1.C7:Sheet1.C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etch time (s)</text:p>
                <draw:g>
                  <svg:desc>Sheet1.B7:Sheet1.B7</svg:desc>
                </draw:g>
              </table:table-cell>
              <table:table-cell office:value-type="string">
                <text:p>Search time (s)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Sheet1.A8:Sheet1.A13</svg:desc>
                </draw:g>
              </table:table-cell>
              <table:table-cell office:value-type="float" office:value="1120">
                <text:p>1120</text:p>
                <draw:g>
                  <svg:desc>Sheet1.B8:Sheet1.B13</svg:desc>
                </draw:g>
              </table:table-cell>
              <table:table-cell office:value-type="float" office:value="2.481">
                <text:p>2.481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Mash individual files</text:p>
              </table:table-cell>
              <table:table-cell office:value-type="float" office:value="1335">
                <text:p>133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1392">
                <text:p>13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ourmash individual files</text:p>
              </table:table-cell>
              <table:table-cell office:value-type="float" office:value="1495">
                <text:p>14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Sourmash + SBT</text:p>
              </table:table-cell>
              <table:table-cell office:value-type="float" office:value="1575">
                <text:p>1575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Sourmash + SBT individual files</text:p>
              </table:table-cell>
              <table:table-cell office:value-type="float" office:value="1622">
                <text:p>1622</text:p>
              </table:table-cell>
              <table:table-cell office:value-type="float" office:value="2.456">
                <text:p>2.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31cm" svg:y="0.316cm" chart:style-name="ch2">
          <text:p>Mash vs. Sourmash matches for 10K GTDB v214 assemblies</text:p>
        </chart:title>
        <chart:subtitle svg:x="4.834cm" svg:y="1.275cm" chart:style-name="ch3">
          <text:p>k=19, hashcount=10k, distance=0.5</text:p>
        </chart:subtitle>
        <chart:plot-area chart:style-name="ch4" table:cell-range-address="Sheet1.A17:Sheet1.B19" chart:data-source-has-labels="both" svg:x="1.331cm" svg:y="2.138cm" svg:width="14.349cm" svg:height="6.682cm">
          <chartooo:coordinate-region svg:x="2.323cm" svg:y="2.337cm" svg:width="13.357cm" svg:height="5.836cm"/>
          <chart:axis chart:dimension="x" chart:name="primary-x" chart:style-name="ch5" chartooo:axis-type="auto">
            <chartooo:date-scale/>
            <chart:categories table:cell-range-address="Sheet1.A18:Sheet1.A19"/>
          </chart:axis>
          <chart:axis chart:dimension="y" chart:name="primary-y" chart:style-name="ch6">
            <chart:title svg:x="0.451cm" svg:y="6.356cm" chart:style-name="ch7">
              <text:p>Result ount</text:p>
            </chart:title>
            <chart:grid chart:style-name="ch8" chart:class="major"/>
          </chart:axis>
          <chart:series chart:style-name="ch9" chart:values-cell-range-address="Sheet1.B18:Sheet1.B19" chart:label-cell-address="Sheet1.B17:Sheet1.B17" chart:class="chart:bar"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Sheet1.A18:Sheet1.A19</svg:desc>
                </draw:g>
              </table:table-cell>
              <table:table-cell office:value-type="float" office:value="4448">
                <text:p>4448</text:p>
                <draw:g>
                  <svg:desc>Sheet1.B18:Sheet1.B19</svg:desc>
                </draw:g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